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5.5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put size</text:p>
          </table:table-cell>
          <table:table-cell office:value-type="string">
            <text:p>Output Size</text:p>
          </table:table-cell>
          <table:table-cell office:value-type="string">
            <text:p>On Chip Memory Allocated (MiB)</text:p>
          </table:table-cell>
          <table:table-cell office:value-type="string">
            <text:p>On Chip Memory Remaining (MiB)</text:p>
          </table:table-cell>
          <table:table-cell office:value-type="string">
            <text:p>Off Chip Memory Used (MiB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1" office:value-type="float" office:value="0.000256">
            <text:p>2,56E-004</text:p>
          </table:table-cell>
          <table:table-cell office:value-type="float" office:value="7.87">
            <text:p>7,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B11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B12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B13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B14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25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26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27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28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39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0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1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2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53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54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55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56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67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68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69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70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B81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B82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B83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B84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B95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B96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B97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B98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B109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B110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B111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B112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[.B123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[.B124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[.B125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[.B126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formula="of:=[.B137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formula="of:=[.B138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formula="of:=[.B139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formula="of:=[.B140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formula="of:=[.B151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formula="of:=[.B152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formula="of:=[.B153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formula="of:=[.B154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table:formula="of:=[.B165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table:formula="of:=[.B166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table:formula="of:=[.B167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table:formula="of:=[.B168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table:formula="of:=[.B179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table:formula="of:=[.B180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table:formula="of:=[.B181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table:formula="of:=[.B182]*2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table:formula="of:=[.B193]*2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table:formula="of:=[.B194]*2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table:formula="of:=[.B195]*2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office:value-type="float" office:value="8192">
            <text:p>8192</text:p>
          </table:table-cell>
          <table:table-cell table:formula="of:=[.B196]*2" office:value-type="float" office:value="8192">
            <text:p>8192</text:p>
          </table:table-cell>
          <table:table-cell/>
          <table:table-cell table:style-name="ce2" office:value-type="float" office:value="7.88">
            <text:p>7,88</text:p>
          </table:table-cell>
          <table:table-cell office:value-type="float" office:value="64">
            <text:p>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7">17.10.2023</text:date>, <text:time>17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30S</meta:editing-duration>
    <meta:editing-cycles>6</meta:editing-cycles>
    <meta:generator>OpenOffice/4.1.14$Win32 OpenOffice.org_project/4114m1$Build-9811</meta:generator>
    <dc:date>2023-10-17T17:27:33.77</dc:date>
    <dc:creator>Vernando Limodya</dc:creator>
    <meta:document-statistic meta:table-count="3" meta:cell-count="402" meta:object-count="0"/>
    <meta:user-defined meta:name="Info 1"/>
    <meta:user-defined meta:name="Info 2"/>
    <meta:user-defined meta:name="Info 3"/>
    <meta:user-defined meta:name="Info 4"/>
  </office:meta>
</office:document-meta>
</file>